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f24" officeooo:paragraph-rsid="0018c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đầu tiên mình chạy file requirement.txt</text:p>
      <text:p text:style-name="P1">Sau đó, mình chạy main.py</text:p>
      <text:p text:style-name="P1">Bổ sung thêm module nếu chưa có trong má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6:12:11.295653564</meta:creation-date>
    <dc:date>2021-05-18T16:15:06.725724095</dc:date>
    <meta:editing-duration>PT2M59S</meta:editing-duration>
    <meta:editing-cycles>1</meta:editing-cycles>
    <meta:document-statistic meta:table-count="0" meta:image-count="0" meta:object-count="0" meta:page-count="1" meta:paragraph-count="3" meta:word-count="20" meta:character-count="105" meta:non-whitespace-character-count="88"/>
    <meta:generator>LibreOffice/6.0.7.3$Linux_X86_64 LibreOffice_project/00m0$Build-3</meta:generator>
  </office:meta>
</office:document-meta>
</file>